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ystem" style:font-pitch="variable" svg:panose-1="0 0 0 0 0 0 0 0 0 0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Верхнийколонтитул" style:master-page-name="MP0" style:family="paragraph">
      <style:paragraph-properties fo:break-before="page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</style:style>
    <style:style style:name="T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imes14_РИО2" style:family="paragraph">
      <style:paragraph-properties fo:text-align="center" fo:line-height="150%" fo:text-indent="0in"/>
    </style:style>
    <style:style style:name="T18" style:parent-style-name="Названиекниги" style:family="text">
      <style:text-properties fo:text-transform="uppercase" style:font-size-complex="14pt"/>
    </style:style>
    <style:style style:name="P19" style:parent-style-name="Standard" style:family="paragraph">
      <style:paragraph-properties fo:text-align="center" fo:line-height="150%"/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</style:style>
    <style:style style:name="T27" style:parent-style-name="Названиекниги" style:family="text">
      <style:text-properties fo:font-variant="normal" fo:font-size="14pt" style:font-size-asian="14pt" style:font-size-complex="14pt"/>
    </style:style>
    <style:style style:name="T28" style:parent-style-name="Названиекниги" style:family="text">
      <style:text-properties fo:font-variant="normal" fo:font-size="14pt" style:font-size-asian="14pt" style:font-size-complex="14pt"/>
    </style:style>
    <style:style style:name="T29" style:parent-style-name="Названиекниги" style:family="text">
      <style:text-properties fo:font-variant="normal" fo:color="#000000"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8" style:family="table-column">
      <style:table-column-properties style:column-width="2.9534in" style:use-optimal-column-width="false"/>
    </style:style>
    <style:style style:name="TableColumn39" style:family="table-column">
      <style:table-column-properties style:column-width="1.7722in" style:use-optimal-column-width="false"/>
    </style:style>
    <style:style style:name="TableColumn40" style:family="table-column">
      <style:table-column-properties style:column-width="1.9673in" style:use-optimal-column-width="false"/>
    </style:style>
    <style:style style:name="Table37" style:family="table">
      <style:table-properties style:width="6.693in" style:rel-width="100%" fo:margin-left="-0.075in" table:align="lef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color="#000000" fo:font-size="14pt" style:font-size-asian="14pt" style:font-size-complex="14pt"/>
    </style:style>
    <style:style style:name="TableCell4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49" style:parent-style-name="Основнойшрифтабзаца" style:family="text">
      <style:text-properties fo:color="#000000" fo:font-size="14pt" style:font-size-asian="14pt" style:font-size-complex="14pt"/>
    </style:style>
    <style:style style:name="TableRow50" style:family="table-row">
      <style:table-row-properties style:min-row-height="0.4263in" style:use-optimal-row-height="false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text-properties fo:font-size="14pt" style:font-size-asian="14pt" style:font-size-complex="14pt"/>
    </style:style>
    <style:style style:name="TableCell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57" style:parent-style-name="Основнойшрифтабзаца" style:family="text">
      <style:text-properties fo:color="#000000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1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P62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4923in"/>
    </style:style>
    <style:style style:name="T64" style:parent-style-name="Основнойшрифтабзаца" style:family="text">
      <style:text-properties fo:color="#000000" fo:font-size="14pt" style:font-size-asian="14pt" style:font-size-complex="14pt"/>
    </style:style>
    <style:style style:name="T65" style:parent-style-name="Названиекниги" style:family="text">
      <style:text-properties fo:font-weight="normal" style:font-weight-asian="normal" style:font-weight-complex="normal" fo:font-variant="normal" fo:color="#000000" fo:font-size="14pt" style:font-size-asian="14pt" style:font-size-complex="14pt"/>
    </style:style>
    <style:style style:name="T66" style:parent-style-name="Названиекниги" style:family="text">
      <style:text-properties fo:font-weight="normal" style:font-weight-asian="normal" style:font-weight-complex="normal" fo:font-variant="normal" fo:color="#000000" fo:font-size="14pt" style:font-size-asian="14pt" style:font-size-complex="14pt"/>
    </style:style>
    <style:style style:name="P67" style:parent-style-name="Standard" style:family="paragraph">
      <style:paragraph-properties fo:text-align="justify" fo:line-height="150%" fo:text-indent="0.4923in"/>
    </style:style>
    <style:style style:name="P68" style:parent-style-name="Standard" style:family="paragraph">
      <style:paragraph-properties fo:text-align="justify" fo:line-height="150%" fo:text-indent="0.4923in"/>
    </style:style>
    <style:style style:name="T6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7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7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72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7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7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7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7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7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7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7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8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8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82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8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8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8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8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8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8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8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9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9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92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9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9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9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9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9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9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9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0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0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02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0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0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0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0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10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10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10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11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11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112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11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1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1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1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17" style:parent-style-name="Standard" style:family="paragraph">
      <style:paragraph-properties fo:text-align="justify" fo:line-height="150%" fo:text-indent="0.4923in"/>
    </style:style>
    <style:style style:name="T118" style:parent-style-name="Основнойшрифтабзаца" style:family="text">
      <style:text-properties fo:color="#000000" fo:font-size="14pt" style:font-size-asian="14pt" style:font-size-complex="14pt"/>
    </style:style>
    <style:style style:name="T11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color="#000000" fo:font-size="14pt" style:font-size-asian="14pt" style:font-size-complex="14pt"/>
    </style:style>
    <style:style style:name="T121" style:parent-style-name="Основнойшрифтабзаца" style:family="text">
      <style:text-properties fo:color="#000000" fo:font-size="14pt" style:font-size-asian="14pt" style:font-size-complex="14pt"/>
    </style:style>
    <style:style style:name="T12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fo:color="#000000" fo:font-size="14pt" style:font-size-asian="14pt" style:font-size-complex="14pt"/>
    </style:style>
    <style:style style:name="T12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fo:color="#000000" fo:font-size="14pt" style:font-size-asian="14pt" style:font-size-complex="14pt"/>
    </style:style>
    <style:style style:name="T12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color="#000000" fo:font-size="14pt" style:font-size-asian="14pt" style:font-size-complex="14pt"/>
    </style:style>
    <style:style style:name="P128" style:parent-style-name="Standard" style:family="paragraph">
      <style:paragraph-properties fo:text-align="justify" fo:line-height="150%" fo:text-indent="0.4923in"/>
    </style:style>
    <style:style style:name="T129" style:parent-style-name="Основнойшрифтабзаца" style:family="text">
      <style:text-properties fo:color="#000000" fo:font-size="14pt" style:font-size-asian="14pt" style:font-size-complex="14pt"/>
    </style:style>
    <style:style style:name="T13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color="#000000" fo:font-size="14pt" style:font-size-asian="14pt" style:font-size-complex="14pt"/>
    </style:style>
    <style:style style:name="T132" style:parent-style-name="Основнойшрифтабзаца" style:family="text">
      <style:text-properties fo:color="#000000" fo:font-size="14pt" style:font-size-asian="14pt" style:font-size-complex="14pt"/>
    </style:style>
    <style:style style:name="T133" style:parent-style-name="Основнойшрифтабзаца" style:family="text">
      <style:text-properties fo:color="#000000" fo:font-size="14pt" style:font-size-asian="14pt" style:font-size-complex="14pt"/>
    </style:style>
    <style:style style:name="T134" style:parent-style-name="Основнойшрифтабзаца" style:family="text">
      <style:text-properties fo:color="#000000" fo:font-size="14pt" style:font-size-asian="14pt" style:font-size-complex="14pt"/>
    </style:style>
    <style:style style:name="T13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color="#000000" fo:font-size="14pt" style:font-size-asian="14pt" style:font-size-complex="14pt"/>
    </style:style>
    <style:style style:name="T137" style:parent-style-name="Основнойшрифтабзаца" style:family="text">
      <style:text-properties fo:color="#000000" fo:font-size="14pt" style:font-size-asian="14pt" style:font-size-complex="14pt"/>
    </style:style>
    <style:style style:name="P13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39" style:parent-style-name="Standard" style:family="paragraph">
      <style:paragraph-properties fo:text-align="justify" fo:line-height="150%" fo:text-indent="0.4923in"/>
    </style:style>
    <style:style style:name="T140" style:parent-style-name="Основнойшрифтабзаца" style:family="text">
      <style:text-properties fo:color="#000000" fo:font-size="14pt" style:font-size-asian="14pt" style:font-size-complex="14pt"/>
    </style:style>
    <style:style style:name="T14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color="#000000" fo:font-size="14pt" style:font-size-asian="14pt" style:font-size-complex="14pt"/>
    </style:style>
    <style:style style:name="T14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color="#000000" fo:font-size="14pt" style:font-size-asian="14pt" style:font-size-complex="14pt"/>
    </style:style>
    <style:style style:name="T1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color="#000000" fo:font-size="14pt" style:font-size-asian="14pt" style:font-size-complex="14pt"/>
    </style:style>
    <style:style style:name="T14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fo:color="#000000" fo:font-size="14pt" style:font-size-asian="14pt" style:font-size-complex="14pt"/>
    </style:style>
    <style:style style:name="T14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color="#000000" fo:font-size="14pt" style:font-size-asian="14pt" style:font-size-complex="14pt"/>
    </style:style>
    <style:style style:name="P151" style:parent-style-name="Standard" style:family="paragraph">
      <style:paragraph-properties fo:text-align="justify" fo:line-height="150%" fo:text-indent="0.4923in"/>
    </style:style>
    <style:style style:name="T152" style:parent-style-name="Основнойшрифтабзаца" style:family="text">
      <style:text-properties fo:color="#000000" fo:font-size="14pt" style:font-size-asian="14pt" style:font-size-complex="14pt"/>
    </style:style>
    <style:style style:name="T15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color="#000000" fo:font-size="14pt" style:font-size-asian="14pt" style:font-size-complex="14pt"/>
    </style:style>
    <style:style style:name="T155" style:parent-style-name="Основнойшрифтабзаца" style:family="text">
      <style:text-properties fo:color="#000000" fo:font-size="14pt" style:font-size-asian="14pt" style:font-size-complex="14pt"/>
    </style:style>
    <style:style style:name="T156" style:parent-style-name="Основнойшрифтабзаца" style:family="text">
      <style:text-properties fo:color="#000000" fo:font-size="14pt" style:font-size-asian="14pt" style:font-size-complex="14pt"/>
    </style:style>
    <style:style style:name="T1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fo:color="#000000" fo:font-size="14pt" style:font-size-asian="14pt" style:font-size-complex="14pt"/>
    </style:style>
    <style:style style:name="T1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color="#000000" fo:font-size="14pt" style:font-size-asian="14pt" style:font-size-complex="14pt"/>
    </style:style>
    <style:style style:name="T16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fo:color="#000000" fo:font-size="14pt" style:font-size-asian="14pt" style:font-size-complex="14pt"/>
    </style:style>
    <style:style style:name="T16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fo:color="#000000" fo:font-size="14pt" style:font-size-asian="14pt" style:font-size-complex="14pt"/>
    </style:style>
    <style:style style:name="T1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fo:color="#000000" fo:font-size="14pt" style:font-size-asian="14pt" style:font-size-complex="14pt"/>
    </style:style>
    <style:style style:name="T167" style:parent-style-name="Основнойшрифтабзаца" style:family="text">
      <style:text-properties fo:color="#000000" fo:font-size="14pt" style:font-size-asian="14pt" style:font-size-complex="14pt"/>
    </style:style>
    <style:style style:name="T16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fo:color="#000000" fo:font-size="14pt" style:font-size-asian="14pt" style:font-size-complex="14pt"/>
    </style:style>
    <style:style style:name="T17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fo:color="#000000" fo:font-size="14pt" style:font-size-asian="14pt" style:font-size-complex="14pt"/>
    </style:style>
    <style:style style:name="T17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fo:color="#000000" fo:font-size="14pt" style:font-size-asian="14pt" style:font-size-complex="14pt"/>
    </style:style>
    <style:style style:name="T174" style:parent-style-name="Основнойшрифтабзаца" style:family="text">
      <style:text-properties fo:color="#000000" fo:font-size="14pt" style:font-size-asian="14pt" style:font-size-complex="14pt"/>
    </style:style>
    <style:style style:name="T1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fo:color="#000000" fo:font-size="14pt" style:font-size-asian="14pt" style:font-size-complex="14pt"/>
    </style:style>
    <style:style style:name="T177" style:parent-style-name="Основнойшрифтабзаца" style:family="text">
      <style:text-properties fo:color="#000000" fo:font-size="14pt" style:font-size-asian="14pt" style:font-size-complex="14pt"/>
    </style:style>
    <style:style style:name="P17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79" style:parent-style-name="Standard" style:family="paragraph">
      <style:paragraph-properties fo:text-align="justify" fo:line-height="150%" fo:text-indent="0.4923in"/>
    </style:style>
    <style:style style:name="T18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81" style:parent-style-name="Standard" style:family="paragraph">
      <style:paragraph-properties fo:text-align="justify" fo:line-height="150%" fo:text-indent="0.4923in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P18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87" style:parent-style-name="Default" style:family="paragraph">
      <style:paragraph-properties fo:text-align="justify" fo:line-height="150%" fo:text-indent="0.4923in"/>
    </style:style>
    <style:style style:name="T188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P19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1" style:parent-style-name="Standard" style:family="paragraph">
      <style:paragraph-properties fo:text-align="justify" fo:line-height="150%" fo:text-indent="0.4923in"/>
    </style:style>
    <style:style style:name="P192" style:parent-style-name="Standard" style:family="paragraph">
      <style:paragraph-properties fo:text-align="justify" fo:line-height="150%" fo:text-indent="0.4923in"/>
    </style:style>
    <style:style style:name="T19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9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95" style:parent-style-name="Standard" style:family="paragraph">
      <style:paragraph-properties fo:text-align="justify" fo:line-height="150%" fo:text-indent="0.4923in"/>
    </style:style>
    <style:style style:name="T19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9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99" style:parent-style-name="Standard" style:family="paragraph">
      <style:paragraph-properties fo:text-align="justify" fo:line-height="150%" fo:text-indent="0.4923in"/>
    </style:style>
    <style:style style:name="T20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20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203" style:parent-style-name="Standard" style:family="paragraph">
      <style:paragraph-properties fo:text-align="justify" fo:line-height="150%" fo:text-indent="0.4923in"/>
    </style:style>
    <style:style style:name="T204" style:parent-style-name="Основнойшрифтабзаца" style:family="text">
      <style:text-properties fo:color="#000000" fo:font-size="14pt" style:font-size-asian="14pt" style:font-size-complex="14pt"/>
    </style:style>
    <style:style style:name="T20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fo:color="#000000" fo:font-size="14pt" style:font-size-asian="14pt" style:font-size-complex="14pt"/>
    </style:style>
    <style:style style:name="T207" style:parent-style-name="Основнойшрифтабзаца" style:family="text">
      <style:text-properties fo:color="#000000" fo:font-size="14pt" style:font-size-asian="14pt" style:font-size-complex="14pt"/>
    </style:style>
    <style:style style:name="T208" style:parent-style-name="Основнойшрифтабзаца" style:family="text">
      <style:text-properties fo:color="#000000" fo:font-size="14pt" style:font-size-asian="14pt" style:font-size-complex="14pt"/>
    </style:style>
    <style:style style:name="P20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10" style:parent-style-name="Standard" style:family="paragraph">
      <style:paragraph-properties fo:text-align="justify" fo:line-height="150%" fo:text-indent="0.4923in"/>
    </style:style>
    <style:style style:name="T211" style:parent-style-name="Основнойшрифтабзаца" style:family="text">
      <style:text-properties fo:color="#000000" fo:font-size="14pt" style:font-size-asian="14pt" style:font-size-complex="14pt"/>
    </style:style>
    <style:style style:name="T21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fo:color="#000000" fo:font-size="14pt" style:font-size-asian="14pt" style:font-size-complex="14pt"/>
    </style:style>
    <style:style style:name="T2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color="#000000" fo:font-size="14pt" style:font-size-asian="14pt" style:font-size-complex="14pt"/>
    </style:style>
    <style:style style:name="P217" style:parent-style-name="Standard" style:family="paragraph">
      <style:paragraph-properties fo:text-align="justify" fo:line-height="150%"/>
    </style:style>
    <style:style style:name="T218" style:parent-style-name="Основнойшрифтабзаца" style:family="text">
      <style:text-properties fo:color="#000000" fo:font-size="14pt" style:font-size-asian="14pt" style:font-size-complex="14pt"/>
    </style:style>
    <style:style style:name="P219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220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21" style:parent-style-name="Standard" style:family="paragraph">
      <style:paragraph-properties fo:text-align="justify" fo:line-height="150%" fo:text-indent="0.4923in"/>
    </style:style>
    <style:style style:name="T222" style:parent-style-name="Названиекниги" style:family="text">
      <style:text-properties fo:font-weight="normal" style:font-weight-asian="normal" style:font-weight-complex="normal" fo:font-variant="normal" fo:color="#000000" fo:font-size="14pt" style:font-size-asian="14pt" style:font-size-complex="14pt"/>
    </style:style>
    <style:style style:name="T223" style:parent-style-name="Названиекниги" style:family="text">
      <style:text-properties fo:font-weight="normal" style:font-weight-asian="normal" style:font-weight-complex="normal" fo:font-variant="normal" fo:color="#000000" fo:font-size="14pt" style:font-size-asian="14pt" style:font-size-complex="14pt"/>
    </style:style>
    <style:style style:name="T224" style:parent-style-name="Названиекниги" style:family="text">
      <style:text-properties fo:font-weight="normal" style:font-weight-asian="normal" style:font-weight-complex="normal" fo:font-variant="normal" fo:color="#000000" fo:font-size="14pt" style:font-size-asian="14pt" style:font-size-complex="14pt"/>
    </style:style>
    <style:style style:name="T225" style:parent-style-name="Названиекниги" style:family="text">
      <style:text-properties fo:font-weight="normal" style:font-weight-asian="normal" style:font-weight-complex="normal" fo:font-variant="normal" fo:color="#000000" fo:font-size="14pt" style:font-size-asian="14pt" style:font-size-complex="14pt"/>
    </style:style>
    <style:style style:name="T226" style:parent-style-name="Названиекниги" style:family="text">
      <style:text-properties fo:font-weight="normal" style:font-weight-asian="normal" style:font-weight-complex="normal" fo:font-variant="normal" fo:color="#000000" fo:font-size="14pt" style:font-size-asian="14pt" style:font-size-complex="14pt"/>
    </style:style>
    <style:style style:name="T227" style:parent-style-name="Названиекниги" style:family="text">
      <style:text-properties fo:font-weight="normal" style:font-weight-asian="normal" style:font-weight-complex="normal" fo:font-variant="normal" fo:color="#000000" fo:font-size="14pt" style:font-size-asian="14pt" style:font-size-complex="14pt"/>
    </style:style>
    <style:style style:name="P228" style:parent-style-name="Times14_РИО2" style:family="paragraph">
      <style:paragraph-properties fo:text-align="center" fo:line-height="150%" fo:text-indent="0in"/>
      <style:text-properties fo:font-weight="bold" style:font-weight-asian="bold" fo:text-transform="uppercase" fo:letter-spacing="0.0034in"/>
    </style:style>
    <style:style style:name="P229" style:parent-style-name="Times14_РИО2" style:family="paragraph">
      <style:paragraph-properties fo:break-before="page" fo:text-align="center" fo:line-height="150%" fo:text-indent="0in"/>
    </style:style>
    <style:style style:name="P230" style:parent-style-name="Times14_РИО2" style:family="paragraph">
      <style:paragraph-properties fo:text-align="center" fo:line-height="150%" fo:text-indent="0in"/>
    </style:style>
    <style:style style:name="P231" style:parent-style-name="Times14_РИО2" style:family="paragraph">
      <style:paragraph-properties fo:text-align="center" fo:line-height="150%" fo:text-indent="0in"/>
    </style:style>
    <style:style style:name="P232" style:parent-style-name="Standard" style:family="paragraph">
      <style:paragraph-properties fo:text-align="justify" fo:line-height="150%" fo:text-indent="0.4923in"/>
    </style:style>
    <style:style style:name="T233" style:parent-style-name="Основнойшрифтабзаца" style:family="text">
      <style:text-properties fo:font-weight="bold" style:font-weight-asian="bold" style:font-weight-complex="bold" fo:color="#000000" fo:language="en" fo:country="US"/>
    </style:style>
    <style:style style:name="T234" style:parent-style-name="Основнойшрифтабзаца" style:family="text">
      <style:text-properties fo:font-weight="bold" style:font-weight-asian="bold" style:font-weight-complex="bold" fo:color="#000000"/>
    </style:style>
    <style:style style:name="T235" style:parent-style-name="Основнойшрифтабзаца" style:family="text">
      <style:text-properties fo:font-weight="bold" style:font-weight-asian="bold" style:font-weight-complex="bold" fo:color="#000000" fo:language="en" fo:country="US"/>
    </style:style>
    <style:style style:name="P236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/>
    </style:style>
    <style:style style:name="P23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3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3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4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4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4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43" style:parent-style-name="Standard" style:family="paragraph">
      <style:paragraph-properties fo:line-height="150%" fo:text-indent="0.4923in"/>
    </style:style>
    <style:style style:name="T244" style:parent-style-name="Основнойшрифтабзаца" style:family="text">
      <style:text-properties fo:color="#000000" fo:font-size="14pt" style:font-size-asian="14pt" style:font-size-complex="14pt"/>
    </style:style>
    <style:style style:name="T2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46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47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48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49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50" style:parent-style-name="Standard" style:family="paragraph">
      <style:paragraph-properties fo:line-height="150%" fo:text-indent="0.4923in"/>
    </style:style>
    <style:style style:name="T25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fo:color="#000000" fo:font-size="14pt" style:font-size-asian="14pt" style:font-size-complex="14pt"/>
    </style:style>
    <style:style style:name="P25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5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55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56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57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58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59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60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61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62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63" style:parent-style-name="Standard" style:family="paragraph">
      <style:paragraph-properties fo:line-height="150%" fo:text-indent="0.4923in"/>
    </style:style>
    <style:style style:name="T26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fo:color="#000000" fo:font-size="14pt" style:font-size-asian="14pt" style:font-size-complex="14pt"/>
    </style:style>
    <style:style style:name="P26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6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6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6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7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7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7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7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7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75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7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77" style:parent-style-name="Standard" style:family="paragraph">
      <style:paragraph-properties fo:line-height="150%" fo:text-indent="0.4923in"/>
    </style:style>
    <style:style style:name="T278" style:parent-style-name="Основнойшрифтабзаца" style:family="text">
      <style:text-properties fo:color="#000000" fo:font-size="14pt" style:font-size-asian="14pt" style:font-size-complex="14pt"/>
    </style:style>
    <style:style style:name="T27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fo:color="#000000" fo:font-size="14pt" style:font-size-asian="14pt" style:font-size-complex="14pt"/>
    </style:style>
    <style:style style:name="T28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82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83" style:parent-style-name="Standard" style:family="paragraph">
      <style:paragraph-properties fo:line-height="150%" fo:text-indent="0.4923in"/>
    </style:style>
    <style:style style:name="T28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5" style:parent-style-name="Основнойшрифтабзаца" style:family="text">
      <style:text-properties fo:color="#000000" fo:font-size="14pt" style:font-size-asian="14pt" style:font-size-complex="14pt"/>
    </style:style>
    <style:style style:name="P28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287" style:parent-style-name="Standard" style:family="paragraph">
      <style:paragraph-properties fo:line-height="150%" fo:text-indent="0.4923in"/>
    </style:style>
    <style:style style:name="T288" style:parent-style-name="Основнойшрифтабзаца" style:family="text">
      <style:text-properties fo:color="#000000" fo:font-size="14pt" style:font-size-asian="14pt" style:font-size-complex="14pt"/>
    </style:style>
    <style:style style:name="T28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90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91" style:parent-style-name="Standard" style:family="paragraph">
      <style:paragraph-properties fo:line-height="150%" fo:text-indent="0.4923in"/>
    </style:style>
    <style:style style:name="T29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3" style:parent-style-name="Основнойшрифтабзаца" style:family="text">
      <style:text-properties fo:color="#000000" fo:font-size="14pt" style:font-size-asian="14pt" style:font-size-complex="14pt"/>
    </style:style>
    <style:style style:name="T29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fo:color="#000000" fo:font-size="14pt" style:font-size-asian="14pt" style:font-size-complex="14pt"/>
    </style:style>
    <style:style style:name="P296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97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98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299" style:parent-style-name="Standard" style:family="paragraph">
      <style:paragraph-properties fo:line-height="150%" fo:text-indent="0.4923in"/>
    </style:style>
    <style:style style:name="T30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01" style:parent-style-name="Основнойшрифтабзаца" style:family="text">
      <style:text-properties fo:color="#000000" fo:font-size="14pt" style:font-size-asian="14pt" style:font-size-complex="14pt"/>
    </style:style>
    <style:style style:name="P30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0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0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05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0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0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0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0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1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1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1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1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1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15" style:parent-style-name="Standard" style:family="paragraph">
      <style:paragraph-properties fo:line-height="150%" fo:text-indent="0.4923in"/>
    </style:style>
    <style:style style:name="T316" style:parent-style-name="Основнойшрифтабзаца" style:family="text">
      <style:text-properties fo:color="#000000" fo:font-size="14pt" style:font-size-asian="14pt" style:font-size-complex="14pt"/>
    </style:style>
    <style:style style:name="T31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318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319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320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321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322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323" style:parent-style-name="Standard" style:family="paragraph">
      <style:paragraph-properties fo:line-height="150%" fo:text-indent="0.4923in"/>
    </style:style>
    <style:style style:name="T32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5" style:parent-style-name="Основнойшрифтабзаца" style:family="text">
      <style:text-properties fo:color="#000000" fo:font-size="14pt" style:font-size-asian="14pt" style:font-size-complex="14pt"/>
    </style:style>
    <style:style style:name="P32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2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2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2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3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3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3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3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3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35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3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3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3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3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4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4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4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4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4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45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4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4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4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4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5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5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5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5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5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55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5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5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5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5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6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6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6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63" style:parent-style-name="Standard" style:family="paragraph">
      <style:paragraph-properties fo:line-height="150%" fo:text-indent="0.4923in"/>
    </style:style>
    <style:style style:name="T364" style:parent-style-name="Основнойшрифтабзаца" style:family="text">
      <style:text-properties fo:color="#000000" fo:font-size="14pt" style:font-size-asian="14pt" style:font-size-complex="14pt"/>
    </style:style>
    <style:style style:name="T3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366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367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368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369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370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371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372" style:parent-style-name="Standard" style:family="paragraph">
      <style:paragraph-properties fo:line-height="150%" fo:text-indent="0.4923in"/>
    </style:style>
    <style:style style:name="T373" style:parent-style-name="Основнойшрифтабзаца" style:family="text">
      <style:text-properties fo:color="#000000" fo:font-size="14pt" style:font-size-asian="14pt" style:font-size-complex="14pt" fo:language="en" fo:country="US"/>
    </style:style>
  </office:automatic-styles>
  <office:body>
    <office:text text:use-soft-page-breaks="true">
      <text:p text:style-name="P1"/>
      <text:p text:style-name="P4">МИНОБРНАУКИ РОССИИ</text:p>
      <text:p text:style-name="P5">Санкт-Петербургский государственный</text:p>
      <text:p text:style-name="P6">электротехнический университет</text:p>
      <text:p text:style-name="P7">«ЛЭТИ» им. В.И. Ульянова (Ленина)</text:p>
      <text:p text:style-name="P8"><text:span text:style-name="T9">Кафедра<text:s/></text:span><text:span text:style-name="T10">МОЭВМ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отчет</text:span></text:p>
      <text:p text:style-name="P19"><text:span text:style-name="T20">по лабораторной работе</text:span><text:span text:style-name="T21"><text:s/></text:span><text:span text:style-name="T22">№5</text:span></text:p>
      <text:p text:style-name="P23"><text:span text:style-name="T24">по дисциплине<text:s/></text:span><text:span text:style-name="T25">«Организация ЭВМ и систем»</text:span></text:p>
      <text:p text:style-name="P26"><text:span text:style-name="T27">Тема:<text:s/></text:span><text:span text:style-name="T28">Разработка собственного прерывания</text:span><text:span text:style-name="T29">.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Standard"><text:span text:style-name="T43">Студент гр.<text:s/></text:span><text:span text:style-name="T44">9383</text:span></text:p>
          </table:table-cell>
          <table:table-cell table:style-name="TableCell45">
            <text:p text:style-name="P46"/>
          </table:table-cell>
          <table:table-cell table:style-name="TableCell47">
            <text:p text:style-name="P48"><text:span text:style-name="T49">Рыбников Р.А.</text:span></text:p>
          </table:table-cell>
        </table:table-row>
        <table:table-row table:style-name="TableRow50">
          <table:table-cell table:style-name="TableCell51">
            <text:p text:style-name="P52">Преподаватель</text:p>
          </table:table-cell>
          <table:table-cell table:style-name="TableCell53">
            <text:p text:style-name="P54"/>
          </table:table-cell>
          <table:table-cell table:style-name="TableCell55">
            <text:p text:style-name="P56"><text:span text:style-name="T57">Ефремов М.А.</text:span></text:p>
          </table:table-cell>
        </table:table-row>
      </table:table>
      <text:p text:style-name="P58"/>
      <text:p text:style-name="P59"/>
      <text:p text:style-name="P60">Санкт-Петербург</text:p>
      <text:p text:style-name="P61">2020</text:p>
      <text:soft-page-break/>
      <text:p text:style-name="P62">Цель работы.</text:p>
      <text:p text:style-name="P63"><text:span text:style-name="T64">Изучить основные принципы работы с прерываниями</text:span><text:span text:style-name="T65">. Применить на практике полученные знания о прерываниях,<text:s/></text:span><text:span text:style-name="T66">разработав своё собственное прерывание.</text:span></text:p>
      <text:p text:style-name="P67"/>
      <text:p text:style-name="P68"><text:span text:style-name="T69">Краткие сведения</text:span><text:span text:style-name="T70">.</text:span></text:p>
      <text:p text:style-name="P71">Прерывание - это процесс вызова процедур для выполнения некоторой задачи, обычно связанной с обслуживанием некоторых устройств (обработка сигнала таймера, нажатия клавиши и т.д.). Когда<text:s/>возникает прерывание, процессор прекращает выполнение текущей программы (если ее приоритет ниже) и запоминает в стеке вместе с регистром флагов адрес возврата(CS:IP) - места, с которого будет продолжена прерванная программа. Затем в CS:IP загружается адрес<text:s/>программы обработки прерывания и ей передается управление. Адреса 256 программ обработки прерываний, так называемые векторы прерывания, имеют длину по 4 байта (в первых двух хранится значение IP , во вторых - CS) и хранятся в младших 1024 байтах памяти. Программа обработки прерывания должна заканчиваться инструкцией IRET (возврат из прерывания), по которой из стека восстанавливается адрес возврата и регистр флагов.</text:p>
      <text:p text:style-name="P72">Программа обработки прерывания - это отдельная процедура, имеющая структуру:</text:p>
      <text:p text:style-name="P73">SUBR_INT PROC FAR</text:p>
      <text:p text:style-name="P74">PUSH AX ; сохранение изменяемых регистров</text:p>
      <text:p text:style-name="P75">...</text:p>
      <text:p text:style-name="P76">&lt;действия по обработке прерывания&gt;</text:p>
      <text:p text:style-name="P77">POP AX ; восстановление регистров</text:p>
      <text:p text:style-name="P78">...</text:p>
      <text:p text:style-name="P79">MOV AL, 20H</text:p>
      <text:p text:style-name="P80">OUT 20H,AL</text:p>
      <text:p text:style-name="P81">IRET</text:p>
      <text:p text:style-name="P82">SUBR_INT ENDP</text:p>
      <text:soft-page-break/>
      <text:p text:style-name="P83">Две последние строки обработчика прерывания, указанные перед командой IRET выхода из<text:s/>прерывания, необходимы для разрешения обработки прерываний с более низкими уровнями, чем только что обработанное.</text:p>
      <text:p text:style-name="P84">Замечание: в лабораторной работе действиями по обработке прерывания может быть вывод на экран некоторого текста, вставка цикла задержки в вывод сообщения или включение звукового сигнала.</text:p>
      <text:p text:style-name="P85">Программа, использующая новые программы обработки прерываний при своем завершении должна восстанавливать оригинальные векторы прерываний. Функция 35 прерывания 21H возвращает текущее значение вектора прерывания,<text:s/>помещая значение сегмента в ES, а смещение в BX. В соответствии с этим, программа должна содержать следующие инструкции:</text:p>
      <text:p text:style-name="P86">; -- в сегменте данных</text:p>
      <text:p text:style-name="P87">KEEP_CS DW 0 ; для хранения сегмента</text:p>
      <text:p text:style-name="P88">KEEP_IP DW 0 ; и смещения вектора прерывания</text:p>
      <text:p text:style-name="P89">; -- в начале программы</text:p>
      <text:p text:style-name="P90">MOV AH, 35H ; функция получения вектора</text:p>
      <text:p text:style-name="P91">MOV AL, 1CH ; номер вектора</text:p>
      <text:p text:style-name="P92">INT 21H</text:p>
      <text:p text:style-name="P93">MOV KEEP_IP, BX ; запоминание смещения</text:p>
      <text:p text:style-name="P94">MOV KEEP_CS, ES ; и сегмента вектора прерывания</text:p>
      <text:p text:style-name="P95">Для установки адреса нового обработчика прерывания в поле векторов прерываний используется функция<text:s/>25H прерывания 21H, которая помещает заданные адреса сегмента и смещения обработчика в вектор прерывания с заданным номером.</text:p>
      <text:p text:style-name="P96">PUSH DS</text:p>
      <text:p text:style-name="P97">MOV DX, OFFSET ROUT ; смещение для процедуры в DX</text:p>
      <text:p text:style-name="P98">MOV AX, SEG ROUT ; сегмент процедуры</text:p>
      <text:p text:style-name="P99">MOV DS, AX ; помещаем в DS</text:p>
      <text:p text:style-name="P100">MOV<text:s/>AH, 25H ; функция установки вектора</text:p>
      <text:p text:style-name="P101">MOV AL, 60H ; номер вектора</text:p>
      <text:soft-page-break/>
      <text:p text:style-name="P102">INT 21H ; меняем прерывание</text:p>
      <text:p text:style-name="P103">POP DS</text:p>
      <text:p text:style-name="P104">Далее может выполняться вызов нового обработчика прерывания.</text:p>
      <text:p text:style-name="P105">В конце программы восстанавливается старый вектор прерывания</text:p>
      <text:p text:style-name="P106">CLI</text:p>
      <text:p text:style-name="P107">PUSH DS</text:p>
      <text:p text:style-name="P108">MOV DX, KEEP_IP</text:p>
      <text:p text:style-name="P109">MOV AX,<text:s/>KEEP_CS</text:p>
      <text:p text:style-name="P110">MOV DS, AX</text:p>
      <text:p text:style-name="P111">MOV AH, 25H</text:p>
      <text:p text:style-name="P112">MOV AL, 1CH</text:p>
      <text:p text:style-name="P113">INT 21H ; восстанавливаем старый вектор прерывания</text:p>
      <text:p text:style-name="P114">POP DS</text:p>
      <text:p text:style-name="P115">STI</text:p>
      <text:p text:style-name="P116"/>
      <text:p text:style-name="P117"><text:span text:style-name="T118">Для работы с портами существуют специальные команды<text:s/></text:span><text:span text:style-name="T119">IN</text:span><text:span text:style-name="T120"><text:s/>и</text:span><text:span text:style-name="T121"><text:s/></text:span><text:span text:style-name="T122">OUT</text:span><text:span text:style-name="T123">.<text:s/></text:span><text:span text:style-name="T124">IN</text:span><text:span text:style-name="T125"><text:s/>вводит значение из порта ввода-вывода,<text:s/></text:span><text:span text:style-name="T126">OUT</text:span><text:span text:style-name="T127"><text:s/>выводит.</text:span></text:p>
      <text:p text:style-name="P128"><text:span text:style-name="T129">43</text:span><text:span text:style-name="T130">h</text:span><text:span text:style-name="T131"><text:s/>-</text:span><text:span text:style-name="T132"><text:s/>запись управляющего слова в регистр режима канала</text:span><text:span text:style-name="T133"><text:line-break/></text:span><text:span text:style-name="T134"><text:tab/>42</text:span><text:span text:style-name="T135">h</text:span><text:span text:style-name="T136"><text:s/>- загрузка счетчика канала<text:s/></text:span><text:span text:style-name="T137">2, чтение счетчика канала 2</text:span></text:p>
      <text:p text:style-name="P138">Канал 2 - генератор звука</text:p>
      <text:p text:style-name="P139"><text:span text:style-name="T140">Инструкция<text:s/></text:span><text:span text:style-name="T141">loop</text:span><text:span text:style-name="T142"><text:s/>уменьшает значение в регистре<text:s/></text:span><text:span text:style-name="T143">CX</text:span><text:span text:style-name="T144"><text:s/>в реальном режиме или<text:s/></text:span><text:span text:style-name="T145">ECX</text:span><text:span text:style-name="T146"><text:s/>в защищённом. Если после этого значение<text:s/></text:span><text:span text:style-name="T147">CX</text:span><text:span text:style-name="T148"><text:s/>не ноль, то команда<text:s/></text:span><text:span text:style-name="T149">loop</text:span><text:span text:style-name="T150"><text:s/>прыгает на метку.</text:span></text:p>
      <text:p text:style-name="P151"><text:span text:style-name="T152">Команды<text:s/></text:span><text:span text:style-name="T153">CLI</text:span><text:span text:style-name="T154"><text:s/></text:span><text:span text:style-name="T155">и</text:span><text:span text:style-name="T156"><text:s/></text:span><text:span text:style-name="T157">STI</text:span><text:span text:style-name="T158"><text:s/>служат для установки или сброса флага прерываний, что позволяет включать или отключать реакцию на внешние прерывания. Команда<text:s/></text:span><text:span text:style-name="T159">CLI</text:span><text:span text:style-name="T160">(</text:span><text:span text:style-name="T161">Clear</text:span><text:span text:style-name="T162"><text:s/></text:span><text:span text:style-name="T163">Interrupt</text:span><text:span text:style-name="T164"><text:s/></text:span><text:span text:style-name="T165">flag</text:span><text:span text:style-name="T166">)</text:span><text:span text:style-name="T167"><text:s/>сбрасывает флаг<text:s/></text:span><text:span text:style-name="T168">IF</text:span><text:span text:style-name="T169"><text:s/>в значение 0, что запрещает прерывания. Команда<text:s/></text:span><text:span text:style-name="T170">STI</text:span><text:span text:style-name="T171"><text:s/>(</text:span><text:span text:style-name="T172">Set</text:span><text:span text:style-name="T173"><text:s/>-//-</text:span><text:span text:style-name="T174">) устанавливает флаг<text:s/></text:span><text:span text:style-name="T175">IF</text:span><text:span text:style-name="T176"><text:s/></text:span><text:span text:style-name="T177">в значение 1, что разрешает прерывания.</text:span></text:p>
      <text:p text:style-name="P178"/>
      <text:p text:style-name="P179"><text:span text:style-name="T180">Текст задания.</text:span></text:p>
      <text:soft-page-break/>
      <text:p text:style-name="P181"><text:span text:style-name="T182">Вариант<text:s/></text:span><text:span text:style-name="T183">2</text:span><text:span text:style-name="T184">B</text:span><text:span text:style-name="T185">.</text:span></text:p>
      <text:p text:style-name="P186">Разработать собственное прерывание.</text:p>
      <text:p text:style-name="P187"><text:span text:style-name="T188">1<text:s/></text:span><text:span text:style-name="T189">- 60h - прерывание пользователя - должно генерироваться в программе;</text:span></text:p>
      <text:p text:style-name="P190">В -<text:s/>Выдача звукового сигнала;</text:p>
      <text:p text:style-name="P191"/>
      <text:p text:style-name="P192"><text:span text:style-name="T193">Ход работы</text:span><text:span text:style-name="T194">.</text:span></text:p>
      <text:p text:style-name="P195"><text:span text:style-name="T196">Была реализована программа, которая с помощью прерывания 60</text:span><text:span text:style-name="T197">h</text:span><text:span text:style-name="T198"><text:s/>активирует звуковой сигнал.</text:span></text:p>
      <text:p text:style-name="P199"><text:span text:style-name="T200">Чтобы это сделать, был сохранён сегмент вектора прерывания и смещение изначального прерывания 60</text:span><text:span text:style-name="T201">h</text:span><text:span text:style-name="T202">.</text:span></text:p>
      <text:p text:style-name="P203"><text:span text:style-name="T204">После прерывание 60</text:span><text:span text:style-name="T205">h</text:span><text:span text:style-name="T206"><text:s/>было<text:s/></text:span><text:span text:style-name="T207">переопределено под вызов функции SUBR_INT, в которой<text:s/></text:span><text:span text:style-name="T208">выполняется воспроизведение звукового сигнала через динамик.</text:span></text:p>
      <text:p text:style-name="P209">После воспроизведения звукового сигнала, старый вектор прерывания восстанавливается обратно.</text:p>
      <text:p text:style-name="P210"><text:span text:style-name="T211">Функция<text:s/></text:span><text:span text:style-name="T212">MAI</text:span><text:span text:style-name="T213">N</text:span><text:span text:style-name="T214"><text:s/>завершается операндом<text:s/></text:span><text:span text:style-name="T215">ret</text:span><text:span text:style-name="T216">.</text:span></text:p>
      <text:p text:style-name="P217"><text:span text:style-name="T218">Исходный код программы представлен в приложении А.</text:span></text:p>
      <text:p text:style-name="P219"/>
      <text:p text:style-name="P220">Выводы.</text:p>
      <text:p text:style-name="P221"><text:span text:style-name="T222">Были изучены<text:s/></text:span><text:span text:style-name="T223">основные принципы работы с прерываниями.<text:s/></text:span><text:span text:style-name="T224">Также</text:span><text:span text:style-name="T225"><text:s/></text:span><text:span text:style-name="T226">б</text:span><text:span text:style-name="T227">ыли применены на практике полученные знания о прерываниях, было разработано собственное прерывание, воспроизводящее звуковой сигнал.</text:span></text:p>
      <text:p text:style-name="P228"/>
      <text:soft-page-break/>
      <text:p text:style-name="P229"><text:span text:style-name="Названиекниги">ПРИЛОЖЕНИЕ А</text:span></text:p>
      <text:p text:style-name="P230"><text:span text:style-name="Названиекниги">ИСХОДНЫЙ КОД ПРОГРАММЫ</text:span></text:p>
      <text:p text:style-name="P231"/>
      <text:p text:style-name="P232"><text:span text:style-name="T233">main</text:span><text:span text:style-name="T234">.</text:span><text:span text:style-name="T235">asm</text:span></text:p>
      <text:p text:style-name="P236"/>
      <text:p text:style-name="P237">; ___________________________________________________________________________</text:p>
      <text:p text:style-name="P238">; Задание: 60h - прерывание пользователя - должно генерироваться в программе |</text:p>
      <text:p text:style-name="P239">; <text:s text:c="15"/>выдача звукового сигнала (действие, реализуемое <text:s text:c="14"/>|</text:p>
      <text:p text:style-name="P240">; <text:s text:c="15"/>программой обработки прерывания) <text:s text:c="27"/>|</text:p>
      <text:p text:style-name="P241">; ___________________________________________________________________________|</text:p>
      <text:p text:style-name="P242">AStack SEGMENT STACK</text:p>
      <text:p text:style-name="P243"><text:span text:style-name="T244"><text:s text:c="2"/></text:span><text:span text:style-name="T245">db 256 DUP(?)</text:span></text:p>
      <text:p text:style-name="P246"/>
      <text:p text:style-name="P247">AStack ENDS</text:p>
      <text:p text:style-name="P248"/>
      <text:p text:style-name="P249">DATA SEGMENT</text:p>
      <text:p text:style-name="P250"><text:span text:style-name="T251"><text:s text:c="2"/></text:span><text:span text:style-name="T252">KEEP_CS DW 0 ;хранение сегмента</text:span></text:p>
      <text:p text:style-name="P253"><text:s text:c="2"/>KEEP_IP DW 0 ;хранение смещения прерывания</text:p>
      <text:p text:style-name="P254"/>
      <text:p text:style-name="P255">DATA ENDS</text:p>
      <text:p text:style-name="P256"/>
      <text:p text:style-name="P257">CODE SEGMENT</text:p>
      <text:p text:style-name="P258"><text:s text:c="2"/>ASSUME CS:CODE, DS:DATA, SS:AStack</text:p>
      <text:p text:style-name="P259"/>
      <text:soft-page-break/>
      <text:p text:style-name="P260"><text:s text:c="2"/>; ___________________________________________________________________________</text:p>
      <text:p text:style-name="P261">SUBR_INT PROC FAR</text:p>
      <text:p text:style-name="P262"><text:s text:c="4"/>push ax</text:p>
      <text:p text:style-name="P263"><text:span text:style-name="T264"><text:s text:c="4"/></text:span><text:span text:style-name="T265">push dx</text:span></text:p>
      <text:p text:style-name="P266"/>
      <text:p text:style-name="P267"><text:s text:c="4"/>; подача звукового сигнала</text:p>
      <text:p text:style-name="P268"><text:s text:c="4"/>Sound:</text:p>
      <text:p text:style-name="P269"><text:s text:c="4"/>mov al, 10110110b ; управляющее слово таймера: канал 2, режим 3, двоич.слово</text:p>
      <text:p text:style-name="P270"><text:s text:c="4"/>out 43h, al <text:s text:c="6"/>; вывод в регистр режима</text:p>
      <text:p text:style-name="P271"><text:s text:c="4"/>mov ax, 777 <text:s text:c="6"/>; частота звука</text:p>
      <text:p text:style-name="P272"/>
      <text:p text:style-name="P273"><text:s text:c="4"/>out 42h, al <text:s text:c="6"/>; младший байт счетчика</text:p>
      <text:p text:style-name="P274"><text:s text:c="4"/>mov al, ah</text:p>
      <text:p text:style-name="P275"><text:s text:c="4"/>out 42h, al <text:s text:c="6"/>; старший байт счетчика</text:p>
      <text:p text:style-name="P276"/>
      <text:p text:style-name="P277"><text:span text:style-name="T278"><text:s text:c="4"/></text:span><text:span text:style-name="T279">in al, 61h <text:s text:c="7"/>;<text:s/></text:span><text:span text:style-name="T280">порт</text:span><text:span text:style-name="T281"><text:s/>PB</text:span></text:p>
      <text:p text:style-name="P282"><text:s text:c="4"/>mov ah, al</text:p>
      <text:p text:style-name="P283"><text:span text:style-name="T284"><text:s text:c="4"/></text:span><text:span text:style-name="T285">or al, 3 <text:s text:c="9"/>; устанавливаем биты 0-1</text:span></text:p>
      <text:p text:style-name="P286"><text:s text:c="4"/>out 61h, al</text:p>
      <text:p text:style-name="P287"><text:span text:style-name="T288"><text:s text:c="4"/></text:span><text:span text:style-name="T289">sub cx, cx</text:span></text:p>
      <text:p text:style-name="P290"/>
      <text:p text:style-name="P291"><text:span text:style-name="T292"><text:s text:c="4"/>;<text:s/></text:span><text:span text:style-name="T293">выключаем</text:span><text:span text:style-name="T294"><text:s/></text:span><text:span text:style-name="T295">звук</text:span></text:p>
      <text:p text:style-name="P296"><text:s text:c="4"/>Sound_OFF:</text:p>
      <text:p text:style-name="P297"><text:s text:c="4"/>loop Sound_OFF</text:p>
      <text:p text:style-name="P298"><text:s text:c="4"/>mov al, 61h</text:p>
      <text:p text:style-name="P299"><text:span text:style-name="T300"><text:s text:c="4"/></text:span><text:span text:style-name="T301">out 61h, al</text:span></text:p>
      <text:p text:style-name="P302"/>
      <text:p text:style-name="P303"/>
      <text:p text:style-name="P304"><text:s text:c="4"/>pop dx <text:s text:c="11"/>; восстанавливаем регистры</text:p>
      <text:p text:style-name="P305"><text:s text:c="4"/>pop ax</text:p>
      <text:p text:style-name="P306"/>
      <text:p text:style-name="P307"><text:s text:c="4"/>mov al, 20h ; разрешение обработки прерываний</text:p>
      <text:p text:style-name="P308"><text:s text:c="4"/>out 20h, al ; более низкого уровня</text:p>
      <text:p text:style-name="P309"/>
      <text:p text:style-name="P310"/>
      <text:p text:style-name="P311"><text:s text:c="4"/>iret <text:s text:c="7"/>; конец прерывания</text:p>
      <text:p text:style-name="P312"><text:s text:c="2"/>SUBR_INT ENDP</text:p>
      <text:p text:style-name="P313"/>
      <text:p text:style-name="P314"/>
      <text:p text:style-name="P315"><text:span text:style-name="T316"><text:s text:c="2"/></text:span><text:span text:style-name="T317">; ___________________________________________________________________________</text:span></text:p>
      <text:p text:style-name="P318"/>
      <text:p text:style-name="P319"/>
      <text:p text:style-name="P320"><text:s text:c="2"/>; ---------------------------------------</text:p>
      <text:p text:style-name="P321">MAIN PROC FAR</text:p>
      <text:p text:style-name="P322"><text:s text:c="2"/>mov ax, DATA</text:p>
      <text:p text:style-name="P323"><text:span text:style-name="T324"><text:s text:c="2"/></text:span><text:span text:style-name="T325">mov ds, ax</text:span></text:p>
      <text:p text:style-name="P326"/>
      <text:p text:style-name="P327"><text:s text:c="2"/>mov ah, 35h <text:s text:c="10"/>; ф-ия получения вектора</text:p>
      <text:p text:style-name="P328"><text:s text:c="2"/>mov al, 60h <text:s text:c="10"/>; номер прерывания</text:p>
      <text:p text:style-name="P329"><text:s text:c="2"/>int 21h</text:p>
      <text:p text:style-name="P330"/>
      <text:p text:style-name="P331"><text:s text:c="2"/>mov KEEP_IP, bx <text:s text:c="6"/>; запомнили смещение</text:p>
      <text:p text:style-name="P332"><text:s text:c="2"/>mov KEEP_CS, es <text:s text:c="6"/>; запомнили сегмент вектора прерывания</text:p>
      <text:p text:style-name="P333"/>
      <text:p text:style-name="P334"><text:s text:c="2"/>push ds <text:s text:c="14"/>; сохранили ds</text:p>
      <text:p text:style-name="P335"/>
      <text:p text:style-name="P336"><text:s text:c="2"/>mov ax, seg SUBR_INT <text:s text:c="4"/>; сегмент процедуры в ax</text:p>
      <text:p text:style-name="P337"><text:s text:c="2"/>mov dx, offset SUBR_INT <text:s/>; смещение процедуры</text:p>
      <text:p text:style-name="P338"><text:s text:c="2"/>mov ds, ax</text:p>
      <text:p text:style-name="P339"/>
      <text:p text:style-name="P340"><text:s text:c="2"/>mov ah, 25h <text:s text:c="12"/>; функция установки вектора</text:p>
      <text:p text:style-name="P341"><text:s text:c="2"/>mov al, 60h <text:s text:c="12"/>; номер вектора</text:p>
      <text:p text:style-name="P342"><text:s text:c="2"/>int 21h <text:s text:c="16"/>; изменение прерывания</text:p>
      <text:p text:style-name="P343"><text:s text:c="2"/>pop ds <text:s text:c="17"/>; восстанавливаем ds</text:p>
      <text:p text:style-name="P344"/>
      <text:p text:style-name="P345"/>
      <text:p text:style-name="P346"><text:s text:c="2"/>int 60h <text:s text:c="15"/>; наше прерывания</text:p>
      <text:p text:style-name="P347"><text:s text:c="2"/>; ---------------------------------------</text:p>
      <text:p text:style-name="P348"/>
      <text:p text:style-name="P349"/>
      <text:p text:style-name="P350"><text:s text:c="2"/>CLI</text:p>
      <text:p text:style-name="P351"><text:s text:c="2"/>push ds</text:p>
      <text:p text:style-name="P352"/>
      <text:p text:style-name="P353"><text:s text:c="2"/>mov dx, KEEP_IP <text:s text:c="4"/>; восстановили смещение для прерывания</text:p>
      <text:p text:style-name="P354"><text:s text:c="2"/>mov ax, KEEP_CS <text:s text:c="4"/>; восстановили сегмент прерывания</text:p>
      <text:p text:style-name="P355"><text:s text:c="2"/>mov ds, ax</text:p>
      <text:p text:style-name="P356"/>
      <text:p text:style-name="P357"><text:s text:c="2"/>mov ah, 25h <text:s text:c="8"/>; функция установки вектора</text:p>
      <text:p text:style-name="P358"><text:s text:c="2"/>mov al, 60h <text:s text:c="8"/>; номер нашего прерывания</text:p>
      <text:p text:style-name="P359"/>
      <text:p text:style-name="P360"><text:s text:c="2"/>int 21h <text:s text:c="12"/>; изменили прерывания</text:p>
      <text:p text:style-name="P361"><text:s text:c="2"/>pop ds</text:p>
      <text:p text:style-name="P362"/>
      <text:p text:style-name="P363"><text:span text:style-name="T364"><text:s text:c="2"/></text:span><text:span text:style-name="T365">STI</text:span></text:p>
      <text:p text:style-name="P366"/>
      <text:soft-page-break/>
      <text:p text:style-name="P367"><text:s text:c="2"/>mov ah, 4ch</text:p>
      <text:p text:style-name="P368"><text:s text:c="2"/>int 21h</text:p>
      <text:p text:style-name="P369"/>
      <text:p text:style-name="P370">MAIN ENDP</text:p>
      <text:p text:style-name="P371">CODE ENDS</text:p>
      <text:p text:style-name="P372"><text:span text:style-name="T373"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ystem" style:font-pitch="variable" svg:panose-1="0 0 0 0 0 0 0 0 0 0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indent="0in"/>
      <style:text-properties fo:font-size="14pt" style:font-size-asian="14pt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NumberingSymbols" style:display-name="Numbering Symbols" style:family="text"/>
    <style:style style:name="Character_20_style" style:display-name="Character_20_style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7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Министерство образования Российской Федерации</dc:title>
    <dc:subject/>
    <meta:initial-creator>Vladimir Kirianchikov</meta:initial-creator>
    <dc:creator>Роман Рыбников</dc:creator>
    <meta:creation-date>2020-09-09T21:10:00Z</meta:creation-date>
    <dc:date>2020-11-25T19:45:00Z</dc:date>
    <meta:template xlink:href="Normal.dotm" xlink:type="simple"/>
    <meta:editing-cycles>397</meta:editing-cycles>
    <meta:editing-duration>PT22920S</meta:editing-duration>
    <meta:document-statistic meta:page-count="10" meta:paragraph-count="15" meta:word-count="1146" meta:character-count="7668" meta:row-count="54" meta:non-whitespace-character-count="6537"/>
  </office:meta>
</office:document-meta>
</file>